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size="12pt" style:font-size-asian="12pt" style:language-asian="ja" style:country-asian="JP" style:font-size-complex="12pt"/>
    </style:style>
    <style:style style:name="P4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fo:font-size="12pt" style:font-size-asian="12pt" style:language-asian="ja" style:country-asian="JP" style:font-size-complex="12pt"/>
    </style:style>
    <style:style style:name="P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8pt" style:font-size-asian="18pt" style:language-asian="ja" style:country-asian="JP" style:font-size-complex="18pt"/>
    </style:style>
    <style:style style:name="P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8pt" style:font-size-asian="18pt" style:language-asian="ja" style:country-asian="JP" style:font-size-complex="18pt"/>
    </style:style>
    <style:style style:name="P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8pt" officeooo:paragraph-rsid="001d361a" style:font-size-asian="18pt" style:language-asian="ja" style:country-asian="JP" style:font-size-complex="18pt"/>
    </style:style>
    <style:style style:name="P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8pt" style:font-size-asian="18pt" style:font-size-complex="18pt"/>
    </style:style>
    <style:style style:name="P9" style:family="paragraph" style:parent-style-name="Title">
      <style:paragraph-properties fo:margin-top="0cm" fo:margin-bottom="0cm" style:contextual-spacing="false" fo:line-height="100%"/>
      <style:text-properties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仮名の練習シート</text:p>
      <text:p text:style-name="P4">作者：ソノトキ</text:p>
      <text:p text:style-name="P5">さ( <text:s text:c="5"/>); を( <text:s text:c="5"/>); ま( <text:s text:c="5"/>); ネ( <text:s text:c="5"/>); ム( <text:s text:c="5"/>); か( <text:s text:c="5"/>); え( <text:s text:c="5"/>); </text:p>
      <text:p text:style-name="P5">れ( <text:s text:c="5"/>); フ( <text:s text:c="5"/>); と( <text:s text:c="5"/>); も( <text:s text:c="5"/>); イ( <text:s text:c="5"/>); な( <text:s text:c="5"/>); と( <text:s text:c="5"/>); </text:p>
      <text:p text:style-name="P5">す( <text:s text:c="5"/>); ヒ( <text:s text:c="5"/>); メ( <text:s text:c="5"/>); な( <text:s text:c="5"/>); ミ( <text:s text:c="5"/>); ハ( <text:s text:c="5"/>); ケ( <text:s text:c="5"/>); </text:p>
      <text:p text:style-name="P5">も( <text:s text:c="5"/>); そ( <text:s text:c="5"/>); モ( <text:s text:c="5"/>); つ( <text:s text:c="5"/>); ト( <text:s text:c="5"/>); ナ( <text:s text:c="5"/>); ス( <text:s text:c="5"/>); </text:p>
      <text:p text:style-name="P5">ル( <text:s text:c="5"/>); セ( <text:s text:c="5"/>); ケ( <text:s text:c="5"/>); ン( <text:s text:c="5"/>); ル( <text:s text:c="5"/>); セ( <text:s text:c="5"/>); え( <text:s text:c="5"/>); </text:p>
      <text:p text:style-name="P5">ね( <text:s text:c="5"/>); わ( <text:s text:c="5"/>); ク( <text:s text:c="5"/>); チ( <text:s text:c="5"/>); そ( <text:s text:c="5"/>); ち( <text:s text:c="5"/>); イ( <text:s text:c="5"/>); </text:p>
      <text:p text:style-name="P5">サ( <text:s text:c="5"/>); は( <text:s text:c="5"/>); し( <text:s text:c="5"/>); ア( <text:s text:c="5"/>); そ( <text:s text:c="5"/>); し( <text:s text:c="5"/>); は( <text:s text:c="5"/>); </text:p>
      <text:p text:style-name="P5">ヌ( <text:s text:c="5"/>); ろ( <text:s text:c="5"/>); そ( <text:s text:c="5"/>); ヨ( <text:s text:c="5"/>); た( <text:s text:c="5"/>); ヲ( <text:s text:c="5"/>); ホ( <text:s text:c="5"/>); </text:p>
      <text:p text:style-name="P5">ひ( <text:s text:c="5"/>); を( <text:s text:c="5"/>); か( <text:s text:c="5"/>); ク( <text:s text:c="5"/>); ハ( <text:s text:c="5"/>); を( <text:s text:c="5"/>); シ( <text:s text:c="5"/>); </text:p>
      <text:p text:style-name="P5">チ( <text:s text:c="5"/>); ホ( <text:s text:c="5"/>); せ( <text:s text:c="5"/>); お( <text:s text:c="5"/>); ヨ( <text:s text:c="5"/>); ニ( <text:s text:c="5"/>); ケ( <text:s text:c="5"/>); </text:p>
      <text:p text:style-name="P5">タ( <text:s text:c="5"/>); お( <text:s text:c="5"/>); と( <text:s text:c="5"/>); オ( <text:s text:c="5"/>); め( <text:s text:c="5"/>); イ( <text:s text:c="5"/>); ト( <text:s text:c="5"/>); </text:p>
      <text:p text:style-name="P5">シ( <text:s text:c="5"/>); ト( <text:s text:c="5"/>); あ( <text:s text:c="5"/>); ヘ( <text:s text:c="5"/>); ソ( <text:s text:c="5"/>); ア( <text:s text:c="5"/>); ヌ( <text:s text:c="5"/>); </text:p>
      <text:p text:style-name="P5">ナ( <text:s text:c="5"/>); あ( <text:s text:c="5"/>); ノ( <text:s text:c="5"/>); ち( <text:s text:c="5"/>); す( <text:s text:c="5"/>); セ( <text:s text:c="5"/>); サ( <text:s text:c="5"/>); </text:p>
      <text:p text:style-name="P5">シ( <text:s text:c="5"/>); ん( <text:s text:c="5"/>); フ( <text:s text:c="5"/>); み( <text:s text:c="5"/>); エ( <text:s text:c="5"/>); す( <text:s text:c="5"/>); ひ( <text:s text:c="5"/>); </text:p>
      <text:p text:style-name="P5">ら( <text:s text:c="5"/>); ワ( <text:s text:c="5"/>); ヨ( <text:s text:c="5"/>); オ( <text:s text:c="5"/>); ウ( <text:s text:c="5"/>); オ( <text:s text:c="5"/>); さ( <text:s text:c="5"/>); </text:p>
      <text:p text:style-name="P5">レ( <text:s text:c="5"/>); ル( <text:s text:c="5"/>); た( <text:s text:c="5"/>); り( <text:s text:c="5"/>); や( <text:s text:c="5"/>); ち( <text:s text:c="5"/>); ラ( <text:s text:c="5"/>); </text:p>
      <text:p text:style-name="P5">ホ( <text:s text:c="5"/>); キ( <text:s text:c="5"/>); ヘ( <text:s text:c="5"/>); セ( <text:s text:c="5"/>); し( <text:s text:c="5"/>); エ( <text:s text:c="5"/>); さ( <text:s text:c="5"/>); </text:p>
      <text:p text:style-name="P5">リ( <text:s text:c="5"/>); あ( <text:s text:c="5"/>); き( <text:s text:c="5"/>); ス( <text:s text:c="5"/>); こ( <text:s text:c="5"/>); き( <text:s text:c="5"/>); め( <text:s text:c="5"/>); </text:p>
      <text:p text:style-name="P5">こ( <text:s text:c="5"/>); ア( <text:s text:c="5"/>); ヲ( <text:s text:c="5"/>); タ( <text:s text:c="5"/>); ま( <text:s text:c="5"/>); タ( <text:s text:c="5"/>); お( <text:s text:c="5"/>); </text:p>
      <text:p text:style-name="P5">う( <text:s text:c="5"/>); ト( <text:s text:c="5"/>); ひ( <text:s text:c="5"/>); ま( <text:s text:c="5"/>); ロ( <text:s text:c="5"/>); ネ( <text:s text:c="5"/>); ワ( <text:s text:c="5"/>); </text:p>
      <text:p text:style-name="P5">ニ( <text:s text:c="5"/>); ル( <text:s text:c="5"/>); ヘ( <text:s text:c="5"/>); ス( <text:s text:c="5"/>); せ( <text:s text:c="5"/>); メ( <text:s text:c="5"/>); ス( <text:s text:c="5"/>); </text:p>
      <text:p text:style-name="P5">ほ( <text:s text:c="5"/>); ン( <text:s text:c="5"/>); き( <text:s text:c="5"/>); ひ( <text:s text:c="5"/>); よ( <text:s text:c="5"/>); ろ( <text:s text:c="5"/>); ツ( <text:s text:c="5"/>); </text:p>
      <text:p text:style-name="P5">き( <text:s text:c="5"/>); し( <text:s text:c="5"/>); ニ( <text:s text:c="5"/>); や( <text:s text:c="5"/>); イ( <text:s text:c="5"/>); ミ( <text:s text:c="5"/>); つ( <text:s text:c="5"/>); </text:p>
      <text:p text:style-name="P5">ラ( <text:s text:c="5"/>); ア( <text:s text:c="5"/>); テ( <text:s text:c="5"/>); ロ( <text:s text:c="5"/>); も( <text:s text:c="5"/>); な( <text:s text:c="5"/>); ヘ( <text:s text:c="5"/>); </text:p>
      <text:p text:style-name="P5">ミ( <text:s text:c="5"/>); サ( <text:s text:c="5"/>); え( <text:s text:c="5"/>); へ( <text:s text:c="5"/>); リ( <text:s text:c="5"/>); ハ( <text:s text:c="5"/>); く( <text:s text:c="5"/>); </text:p>
      <text:p text:style-name="P5">ノ( <text:s text:c="5"/>); シ( <text:s text:c="5"/>); へ( <text:s text:c="5"/>); タ( <text:s text:c="5"/>); ミ( <text:s text:c="5"/>); わ( <text:s text:c="5"/>); す( <text:s text:c="5"/>); </text:p>
      <text:p text:style-name="P5">の( <text:s text:c="5"/>); け( <text:s text:c="5"/>); い( <text:s text:c="5"/>); ヨ( <text:s text:c="5"/>); ム( <text:s text:c="5"/>); カ( <text:s text:c="5"/>); ア( <text:s text:c="5"/>); </text:p>
      <text:p text:style-name="P5">リ( <text:s text:c="5"/>); に( <text:s text:c="5"/>); エ( <text:s text:c="5"/>); ら( <text:s text:c="5"/>); ホ( <text:s text:c="5"/>); カ( <text:s text:c="5"/>); タ( <text:s text:c="5"/>); </text:p>
      <text:p text:style-name="P5">ハ( <text:s text:c="5"/>); な( <text:s text:c="5"/>); ぬ( <text:s text:c="5"/>); ン( <text:s text:c="5"/>); ウ( <text:s text:c="5"/>); く( <text:s text:c="5"/>); ク( <text:s text:c="5"/>); </text:p>
      <text:p text:style-name="P5">く( <text:s text:c="5"/>); ゆ( <text:s text:c="5"/>); る( <text:s text:c="5"/>); わ( <text:s text:c="5"/>); あ( <text:s text:c="5"/>); れ( <text:s text:c="5"/>); う( <text:s text:c="5"/>); </text:p>
      <text:p text:style-name="P5"><text:soft-page-break/>え( <text:s text:c="5"/>); ゆ( <text:s text:c="5"/>); は( <text:s text:c="5"/>); ふ( <text:s text:c="5"/>); と( <text:s text:c="5"/>); ふ( <text:s text:c="5"/>); に( <text:s text:c="5"/>); </text:p>
      <text:p text:style-name="P5">は( <text:s text:c="5"/>); さ( <text:s text:c="5"/>); れ( <text:s text:c="5"/>); コ( <text:s text:c="5"/>); サ( <text:s text:c="5"/>); モ( <text:s text:c="5"/>); メ( <text:s text:c="5"/>); </text:p>
      <text:p text:style-name="P5">わ( <text:s text:c="5"/>); ク( <text:s text:c="5"/>); つ( <text:s text:c="5"/>); ヤ( <text:s text:c="5"/>); つ( <text:s text:c="5"/>); れ( <text:s text:c="5"/>); ロ( <text:s text:c="5"/>); </text:p>
      <text:p text:style-name="P5">て( <text:s text:c="5"/>); テ( <text:s text:c="5"/>); カ( <text:s text:c="5"/>); ラ( <text:s text:c="5"/>); り( <text:s text:c="5"/>); ナ( <text:s text:c="5"/>); リ( <text:s text:c="5"/>); </text:p>
      <text:p text:style-name="P5">ナ( <text:s text:c="5"/>); ヤ( <text:s text:c="5"/>); む( <text:s text:c="5"/>); お( <text:s text:c="5"/>); む( <text:s text:c="5"/>); ヌ( <text:s text:c="5"/>); オ( <text:s text:c="5"/>); </text:p>
      <text:p text:style-name="P5">テ( <text:s text:c="5"/>); メ( <text:s text:c="5"/>); ウ( <text:s text:c="5"/>); ツ( <text:s text:c="5"/>); ゆ( <text:s text:c="5"/>); く( <text:s text:c="5"/>); ん( <text:s text:c="5"/>); </text:p>
      <text:p text:style-name="P5">る( <text:s text:c="5"/>); り( <text:s text:c="5"/>); ヲ( <text:s text:c="5"/>); せ( <text:s text:c="5"/>); ユ( <text:s text:c="5"/>); フ( <text:s text:c="5"/>); も( <text:s text:c="5"/>); </text:p>
      <text:p text:style-name="P5">ヤ( <text:s text:c="5"/>); む( <text:s text:c="5"/>); ほ( <text:s text:c="5"/>); の( <text:s text:c="5"/>); ノ( <text:s text:c="5"/>); ロ( <text:s text:c="5"/>); レ( <text:s text:c="5"/>); </text:p>
      <text:p text:style-name="P5">ヒ( <text:s text:c="5"/>); チ( <text:s text:c="5"/>); め( <text:s text:c="5"/>); モ( <text:s text:c="5"/>); ウ( <text:s text:c="5"/>); ち( <text:s text:c="5"/>); ユ( <text:s text:c="5"/>); </text:p>
      <text:p text:style-name="P5">ヲ( <text:s text:c="5"/>); ワ( <text:s text:c="5"/>); ね( <text:s text:c="5"/>); ネ( <text:s text:c="5"/>); け( <text:s text:c="5"/>); ん( <text:s text:c="5"/>); う( <text:s text:c="5"/>); </text:p>
      <text:p text:style-name="P5">ン( <text:s text:c="5"/>); ム( <text:s text:c="5"/>); モ( <text:s text:c="5"/>); ノ( <text:s text:c="5"/>); め( <text:s text:c="5"/>); て( <text:s text:c="5"/>); カ( <text:s text:c="5"/>); </text:p>
      <text:p text:style-name="P5">や( <text:s text:c="5"/>); ゆ( <text:s text:c="5"/>); ツ( <text:s text:c="5"/>); ニ( <text:s text:c="5"/>); へ( <text:s text:c="5"/>); り( <text:s text:c="5"/>); キ( <text:s text:c="5"/>); </text:p>
      <text:p text:style-name="P5">ヒ( <text:s text:c="5"/>); エ( <text:s text:c="5"/>); ケ( <text:s text:c="5"/>); ヤ( <text:s text:c="5"/>); ん( <text:s text:c="5"/>); フ( <text:s text:c="5"/>); を( <text:s text:c="5"/>); </text:p>
      <text:p text:style-name="P5">や( <text:s text:c="5"/>); ツ( <text:s text:c="5"/>); エ( <text:s text:c="5"/>); チ( <text:s text:c="5"/>); ヌ( <text:s text:c="5"/>); い( <text:s text:c="5"/>); の( <text:s text:c="5"/>); </text:p>
      <text:p text:style-name="P5">コ( <text:s text:c="5"/>); け( <text:s text:c="5"/>); か( <text:s text:c="5"/>); ネ( <text:s text:c="5"/>); ら( <text:s text:c="5"/>); こ( <text:s text:c="5"/>); ユ( <text:s text:c="5"/>); </text:p>
      <text:p text:style-name="P5">ワ( <text:s text:c="5"/>); ロ( <text:s text:c="5"/>); ヌ( <text:s text:c="5"/>); ム( <text:s text:c="5"/>); こ( <text:s text:c="5"/>); け( <text:s text:c="5"/>); う( <text:s text:c="5"/>); </text:p>
      <text:p text:style-name="P5">ら( <text:s text:c="5"/>); み( <text:s text:c="5"/>); ね( <text:s text:c="5"/>); キ( <text:s text:c="5"/>); ユ( <text:s text:c="5"/>); せ( <text:s text:c="5"/>); ぬ( <text:s text:c="5"/>); </text:p>
      <text:p text:style-name="P5">た( <text:s text:c="5"/>); ね( <text:s text:c="5"/>); ふ( <text:s text:c="5"/>); よ( <text:s text:c="5"/>); ろ( <text:s text:c="5"/>); へ( <text:s text:c="5"/>); か( <text:s text:c="5"/>); </text:p>
      <text:p text:style-name="P5">い( <text:s text:c="5"/>); に( <text:s text:c="5"/>); る( <text:s text:c="5"/>); レ( <text:s text:c="5"/>); ろ( <text:s text:c="5"/>); コ( <text:s text:c="5"/>); マ( <text:s text:c="5"/>); </text:p>
      <text:p text:style-name="P5">コ( <text:s text:c="5"/>); ヒ( <text:s text:c="5"/>); て( <text:s text:c="5"/>); マ( <text:s text:c="5"/>); て( <text:s text:c="5"/>); い( <text:s text:c="5"/>); よ( <text:s text:c="5"/>); </text:p>
      <text:p text:style-name="P5">る( <text:s text:c="5"/>); の( <text:s text:c="5"/>); ソ( <text:s text:c="5"/>); た( <text:s text:c="5"/>); ほ( <text:s text:c="5"/>); ユ( <text:s text:c="5"/>); ソ( <text:s text:c="5"/>); </text:p>
      <text:p text:style-name="P5">レ( <text:s text:c="5"/>); み( <text:s text:c="5"/>); ほ( <text:s text:c="5"/>); た( <text:s text:c="5"/>); に( <text:s text:c="5"/>); ぬ( <text:s text:c="5"/>); よ( <text:s text:c="5"/>); </text:p>
      <text:p text:style-name="P5">マ( <text:s text:c="5"/>); ぬ( <text:s text:c="5"/>); ぬ( <text:s text:c="5"/>); に( <text:s text:c="5"/>);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h text:style-name="P2" text:outline-level="1"><text:soft-page-break/>ひらがな</text:h>
      <text:p text:style-name="P5">yo( <text:s text:c="5"/>); se( <text:s text:c="5"/>); ru( <text:s text:c="5"/>); a( <text:s text:c="5"/>); chi( <text:s text:c="5"/>); ne( <text:s text:c="5"/>); n( <text:s text:c="5"/>); </text:p>
      <text:p text:style-name="P5">so( <text:s text:c="5"/>); mu( <text:s text:c="5"/>); yu( <text:s text:c="5"/>); fu( <text:s text:c="5"/>); ko( <text:s text:c="5"/>); n( <text:s text:c="5"/>); ri( <text:s text:c="5"/>); </text:p>
      <text:p text:style-name="P5">i( <text:s text:c="5"/>); ra( <text:s text:c="5"/>); ki( <text:s text:c="5"/>); su( <text:s text:c="5"/>); no( <text:s text:c="5"/>); u( <text:s text:c="5"/>); su( <text:s text:c="5"/>); </text:p>
      <text:p text:style-name="P5">wo( <text:s text:c="5"/>); ku( <text:s text:c="5"/>); ro( <text:s text:c="5"/>); no( <text:s text:c="5"/>); mi( <text:s text:c="5"/>); nu( <text:s text:c="5"/>); yo( <text:s text:c="5"/>); </text:p>
      <text:p text:style-name="P5">a( <text:s text:c="5"/>); yo( <text:s text:c="5"/>); wa( <text:s text:c="5"/>); yu( <text:s text:c="5"/>); n( <text:s text:c="5"/>); ha( <text:s text:c="5"/>); mu( <text:s text:c="5"/>); </text:p>
      <text:p text:style-name="P5">wa( <text:s text:c="5"/>); me( <text:s text:c="5"/>); tsu( <text:s text:c="5"/>); ma( <text:s text:c="5"/>); se( <text:s text:c="5"/>); chi( <text:s text:c="5"/>); te( <text:s text:c="5"/>); </text:p>
      <text:p text:style-name="P5">n( <text:s text:c="5"/>); te( <text:s text:c="5"/>); u( <text:s text:c="5"/>); shi( <text:s text:c="5"/>); ho( <text:s text:c="5"/>); tsu( <text:s text:c="5"/>); ri( <text:s text:c="5"/>); </text:p>
      <text:p text:style-name="P5">se( <text:s text:c="5"/>); ra( <text:s text:c="5"/>); ke( <text:s text:c="5"/>); n( <text:s text:c="5"/>); ka( <text:s text:c="5"/>); su( <text:s text:c="5"/>); ke( <text:s text:c="5"/>); </text:p>
      <text:p text:style-name="P5">ko( <text:s text:c="5"/>); ta( <text:s text:c="5"/>); yu( <text:s text:c="5"/>); ru( <text:s text:c="5"/>); mo( <text:s text:c="5"/>); na( <text:s text:c="5"/>); ma( <text:s text:c="5"/>); </text:p>
      <text:p text:style-name="P5">fu( <text:s text:c="5"/>); n( <text:s text:c="5"/>); a( <text:s text:c="5"/>); ka( <text:s text:c="5"/>); i( <text:s text:c="5"/>); hi( <text:s text:c="5"/>); ta( <text:s text:c="5"/>); </text:p>
      <text:p text:style-name="P5">ha( <text:s text:c="5"/>); ru( <text:s text:c="5"/>); ho( <text:s text:c="5"/>); tsu( <text:s text:c="5"/>); ru( <text:s text:c="5"/>); te( <text:s text:c="5"/>); re( <text:s text:c="5"/>); </text:p>
      <text:p text:style-name="P5">e( <text:s text:c="5"/>); ko( <text:s text:c="5"/>); ra( <text:s text:c="5"/>); ko( <text:s text:c="5"/>); n( <text:s text:c="5"/>); se( <text:s text:c="5"/>); he( <text:s text:c="5"/>); </text:p>
      <text:p text:style-name="P5">fu( <text:s text:c="5"/>); ni( <text:s text:c="5"/>); yo( <text:s text:c="5"/>); ke( <text:s text:c="5"/>); to( <text:s text:c="5"/>); wo( <text:s text:c="5"/>); ma( <text:s text:c="5"/>); </text:p>
      <text:p text:style-name="P5">ke( <text:s text:c="5"/>); chi( <text:s text:c="5"/>); ne( <text:s text:c="5"/>); a( <text:s text:c="5"/>); nu( <text:s text:c="5"/>); sa( <text:s text:c="5"/>); o( <text:s text:c="5"/>); </text:p>
      <text:p text:style-name="P5">i( <text:s text:c="5"/>); u( <text:s text:c="5"/>); to( <text:s text:c="5"/>); ya( <text:s text:c="5"/>); fu( <text:s text:c="5"/>); ko( <text:s text:c="5"/>); ru( <text:s text:c="5"/>); </text:p>
      <text:p text:style-name="P5">wa( <text:s text:c="5"/>); ru( <text:s text:c="5"/>); i( <text:s text:c="5"/>); hi( <text:s text:c="5"/>); se( <text:s text:c="5"/>); ko( <text:s text:c="5"/>); tsu( <text:s text:c="5"/>); </text:p>
      <text:p text:style-name="P5">ra( <text:s text:c="5"/>); yu( <text:s text:c="5"/>); mo( <text:s text:c="5"/>); mi( <text:s text:c="5"/>); chi( <text:s text:c="5"/>); ke( <text:s text:c="5"/>); yu( <text:s text:c="5"/>); </text:p>
      <text:p text:style-name="P5">so( <text:s text:c="5"/>); ho( <text:s text:c="5"/>); o( <text:s text:c="5"/>); ho( <text:s text:c="5"/>); ko( <text:s text:c="5"/>); e( <text:s text:c="5"/>); re( <text:s text:c="5"/>); </text:p>
      <text:p text:style-name="P5">fu( <text:s text:c="5"/>); o( <text:s text:c="5"/>); n( <text:s text:c="5"/>); yu( <text:s text:c="5"/>); tsu( <text:s text:c="5"/>); no( <text:s text:c="5"/>); ne( <text:s text:c="5"/>); </text:p>
      <text:p text:style-name="P5">ho( <text:s text:c="5"/>); ko( <text:s text:c="5"/>); nu( <text:s text:c="5"/>); mi( <text:s text:c="5"/>); ke( <text:s text:c="5"/>); su( <text:s text:c="5"/>); a( <text:s text:c="5"/>); </text:p>
      <text:p text:style-name="P5">sa( <text:s text:c="5"/>); tsu( <text:s text:c="5"/>); ke( <text:s text:c="5"/>); re( <text:s text:c="5"/>); yo( <text:s text:c="5"/>); o( <text:s text:c="5"/>); he( <text:s text:c="5"/>); </text:p>
      <text:p text:style-name="P5">su( <text:s text:c="5"/>); no( <text:s text:c="5"/>); ki( <text:s text:c="5"/>); su( <text:s text:c="5"/>); ni( <text:s text:c="5"/>); n( <text:s text:c="5"/>); ku( <text:s text:c="5"/>); </text:p>
      <text:p text:style-name="P5">ta( <text:s text:c="5"/>); yu( <text:s text:c="5"/>); ke( <text:s text:c="5"/>); nu( <text:s text:c="5"/>); mo( <text:s text:c="5"/>); ro( <text:s text:c="5"/>); te( <text:s text:c="5"/>); </text:p>
      <text:p text:style-name="P5">o( <text:s text:c="5"/>); ko( <text:s text:c="5"/>); o( <text:s text:c="5"/>); to( <text:s text:c="5"/>); ku( <text:s text:c="5"/>); to( <text:s text:c="5"/>); mo( <text:s text:c="5"/>); </text:p>
      <text:p text:style-name="P5">ka( <text:s text:c="5"/>); yo( <text:s text:c="5"/>); ka( <text:s text:c="5"/>); yu( <text:s text:c="5"/>); ha( <text:s text:c="5"/>); su( <text:s text:c="5"/>); te( <text:s text:c="5"/>); </text:p>
      <text:p text:style-name="P5">a( <text:s text:c="5"/>); re( <text:s text:c="5"/>); ke( <text:s text:c="5"/>); wo( <text:s text:c="5"/>); mo( <text:s text:c="5"/>); na( <text:s text:c="5"/>); su( <text:s text:c="5"/>); </text:p>
      <text:p text:style-name="P5">mu( <text:s text:c="5"/>); ki( <text:s text:c="5"/>); yu( <text:s text:c="5"/>); ta( <text:s text:c="5"/>); wa( <text:s text:c="5"/>); mo( <text:s text:c="5"/>); so( <text:s text:c="5"/>); </text:p>
      <text:p text:style-name="P5">ru( <text:s text:c="5"/>); mo( <text:s text:c="5"/>); shi( <text:s text:c="5"/>); ha( <text:s text:c="5"/>); shi( <text:s text:c="5"/>); so( <text:s text:c="5"/>); ka( <text:s text:c="5"/>); </text:p>
      <text:p text:style-name="P5">wa( <text:s text:c="5"/>); wo( <text:s text:c="5"/>); ri( <text:s text:c="5"/>); shi( <text:s text:c="5"/>); ri( <text:s text:c="5"/>); mo( <text:s text:c="5"/>); e( <text:s text:c="5"/>); </text:p>
      <text:p text:style-name="P5">ru( <text:s text:c="5"/>); re( <text:s text:c="5"/>); he( <text:s text:c="5"/>); mi( <text:s text:c="5"/>); ha( <text:s text:c="5"/>); ri( <text:s text:c="5"/>); ru( <text:s text:c="5"/>); </text:p>
      <text:p text:style-name="P5">wo( <text:s text:c="5"/>); me( <text:s text:c="5"/>); ni( <text:s text:c="5"/>); na( <text:s text:c="5"/>); ya( <text:s text:c="5"/>); wa( <text:s text:c="5"/>); te( <text:s text:c="5"/>); </text:p>
      <text:p text:style-name="P5">na( <text:s text:c="5"/>); ra( <text:s text:c="5"/>); ri( <text:s text:c="5"/>); wo( <text:s text:c="5"/>); na( <text:s text:c="5"/>); no( <text:s text:c="5"/>); ha( <text:s text:c="5"/>); </text:p>
      <text:p text:style-name="P5">u( <text:s text:c="5"/>); no( <text:s text:c="5"/>); ru( <text:s text:c="5"/>); ku( <text:s text:c="5"/>); a( <text:s text:c="5"/>); ka( <text:s text:c="5"/>); no( <text:s text:c="5"/>); </text:p>
      <text:p text:style-name="P5"><text:soft-page-break/>yo( <text:s text:c="5"/>); re( <text:s text:c="5"/>); ku( <text:s text:c="5"/>); i( <text:s text:c="5"/>); mi( <text:s text:c="5"/>); yu( <text:s text:c="5"/>); me( <text:s text:c="5"/>); </text:p>
      <text:p text:style-name="P5">ka( <text:s text:c="5"/>); ya( <text:s text:c="5"/>); wa( <text:s text:c="5"/>); se( <text:s text:c="5"/>); so( <text:s text:c="5"/>); ha( <text:s text:c="5"/>); ma( <text:s text:c="5"/>); </text:p>
      <text:p text:style-name="P5">ro( <text:s text:c="5"/>); wa( <text:s text:c="5"/>); e( <text:s text:c="5"/>); no( <text:s text:c="5"/>); chi( <text:s text:c="5"/>); nu( <text:s text:c="5"/>); ta( <text:s text:c="5"/>); </text:p>
      <text:p text:style-name="P5">wo( <text:s text:c="5"/>); ka( <text:s text:c="5"/>); na( <text:s text:c="5"/>); wo( <text:s text:c="5"/>); he( <text:s text:c="5"/>); yo( <text:s text:c="5"/>); chi( <text:s text:c="5"/>); </text:p>
      <text:p text:style-name="P5">mi( <text:s text:c="5"/>); na( <text:s text:c="5"/>); mi( <text:s text:c="5"/>); ni( <text:s text:c="5"/>); so( <text:s text:c="5"/>); ri( <text:s text:c="5"/>); re( <text:s text:c="5"/>); </text:p>
      <text:p text:style-name="P5">sa( <text:s text:c="5"/>); wa( <text:s text:c="5"/>); chi( <text:s text:c="5"/>); o( <text:s text:c="5"/>); hi( <text:s text:c="5"/>); ri( <text:s text:c="5"/>); ya( <text:s text:c="5"/>); </text:p>
      <text:p text:style-name="P5">ne( <text:s text:c="5"/>); a( <text:s text:c="5"/>); re( <text:s text:c="5"/>); sa( <text:s text:c="5"/>); mu( <text:s text:c="5"/>); ya( <text:s text:c="5"/>); no( <text:s text:c="5"/>); </text:p>
      <text:p text:style-name="P5">ha( <text:s text:c="5"/>); mu( <text:s text:c="5"/>); nu( <text:s text:c="5"/>); ne( <text:s text:c="5"/>); ta( <text:s text:c="5"/>); re( <text:s text:c="5"/>); ni( <text:s text:c="5"/>); </text:p>
      <text:p text:style-name="P5">ma( <text:s text:c="5"/>); tsu( <text:s text:c="5"/>); ke( <text:s text:c="5"/>); chi( <text:s text:c="5"/>); i( <text:s text:c="5"/>); te( <text:s text:c="5"/>); a( <text:s text:c="5"/>); </text:p>
      <text:p text:style-name="P5">ne( <text:s text:c="5"/>); no( <text:s text:c="5"/>); sa( <text:s text:c="5"/>); mo( <text:s text:c="5"/>); ku( <text:s text:c="5"/>); ni( <text:s text:c="5"/>); se( <text:s text:c="5"/>); </text:p>
      <text:p text:style-name="P5">mu( <text:s text:c="5"/>); ta( <text:s text:c="5"/>); o( <text:s text:c="5"/>); u( <text:s text:c="5"/>); ne( <text:s text:c="5"/>); chi( <text:s text:c="5"/>); he( <text:s text:c="5"/>); </text:p>
      <text:p text:style-name="P5">ki( <text:s text:c="5"/>); mu( <text:s text:c="5"/>); ya( <text:s text:c="5"/>); n( <text:s text:c="5"/>); he( <text:s text:c="5"/>); ri( <text:s text:c="5"/>); no( <text:s text:c="5"/>); </text:p>
      <text:p text:style-name="P5">na( <text:s text:c="5"/>); su( <text:s text:c="5"/>); nu( <text:s text:c="5"/>); ri( <text:s text:c="5"/>); to( <text:s text:c="5"/>); ku( <text:s text:c="5"/>); mu( <text:s text:c="5"/>); </text:p>
      <text:p text:style-name="P5">ro( <text:s text:c="5"/>); ni( <text:s text:c="5"/>); a( <text:s text:c="5"/>); ke( <text:s text:c="5"/>); ka( <text:s text:c="5"/>); na( <text:s text:c="5"/>); to( <text:s text:c="5"/>); </text:p>
      <text:p text:style-name="P5">wo( <text:s text:c="5"/>); ma( <text:s text:c="5"/>); ro( <text:s text:c="5"/>); chi( <text:s text:c="5"/>); nu( <text:s text:c="5"/>); ku( <text:s text:c="5"/>); hi( <text:s text:c="5"/>); </text:p>
      <text:p text:style-name="P5">ta( <text:s text:c="5"/>); wo( <text:s text:c="5"/>); so( <text:s text:c="5"/>); e( <text:s text:c="5"/>); tsu( <text:s text:c="5"/>); re( <text:s text:c="5"/>); se( <text:s text:c="5"/>); </text:p>
      <text:p text:style-name="P5">i( <text:s text:c="5"/>); na( <text:s text:c="5"/>); yo( <text:s text:c="5"/>); shi( <text:s text:c="5"/>); te( <text:s text:c="5"/>); ne( <text:s text:c="5"/>); wa( <text:s text:c="5"/>); </text:p>
      <text:p text:style-name="P5">se( <text:s text:c="5"/>); ku( <text:s text:c="5"/>); ta( <text:s text:c="5"/>); to( <text:s text:c="5"/>); e( <text:s text:c="5"/>); ma( <text:s text:c="5"/>); ku( <text:s text:c="5"/>); </text:p>
      <text:p text:style-name="P5">ro( <text:s text:c="5"/>); ha( <text:s text:c="5"/>); mi( <text:s text:c="5"/>); ha( <text:s text:c="5"/>); ro( <text:s text:c="5"/>); mu( <text:s text:c="5"/>); ki( <text:s text:c="5"/>); </text:p>
      <text:p text:style-name="P5">to( <text:s text:c="5"/>); i( <text:s text:c="5"/>); u( <text:s text:c="5"/>); mo( <text:s text:c="5"/>); se( <text:s text:c="5"/>); u( <text:s text:c="5"/>); ki( <text:s text:c="5"/>); </text:p>
      <text:p text:style-name="P5">yo( <text:s text:c="5"/>); ho( <text:s text:c="5"/>); i( <text:s text:c="5"/>); mi( <text:s text:c="5"/>); ra( <text:s text:c="5"/>); u( <text:s text:c="5"/>); te( <text:s text:c="5"/>); </text:p>
      <text:p text:style-name="P5">i( <text:s text:c="5"/>); ra( <text:s text:c="5"/>); e( <text:s text:c="5"/>); u( <text:s text:c="5"/>); ro( <text:s text:c="5"/>); ka( <text:s text:c="5"/>); so( <text:s text:c="5"/>); </text:p>
      <text:p text:style-name="P5">mo( <text:s text:c="5"/>); ra( <text:s text:c="5"/>); ne( <text:s text:c="5"/>); shi( <text:s text:c="5"/>); ki( <text:s text:c="5"/>); i( <text:s text:c="5"/>); tsu( <text:s text:c="5"/>); </text:p>
      <text:p text:style-name="P5">to( <text:s text:c="5"/>); ni( <text:s text:c="5"/>); hi( <text:s text:c="5"/>); sa( <text:s text:c="5"/>); mi( <text:s text:c="5"/>); fu( <text:s text:c="5"/>); he( <text:s text:c="5"/>); </text:p>
      <text:p text:style-name="P5">sa( <text:s text:c="5"/>); ma( <text:s text:c="5"/>); sa( <text:s text:c="5"/>); he( <text:s text:c="5"/>); su( <text:s text:c="5"/>); ya( <text:s text:c="5"/>); fu( <text:s text:c="5"/>); </text:p>
      <text:p text:style-name="P5">mu( <text:s text:c="5"/>); me( <text:s text:c="5"/>); ma( <text:s text:c="5"/>); ni( <text:s text:c="5"/>); ro( <text:s text:c="5"/>); ra( <text:s text:c="5"/>); he( <text:s text:c="5"/>); </text:p>
      <text:p text:style-name="P5">ne( <text:s text:c="5"/>); so( <text:s text:c="5"/>); me( <text:s text:c="5"/>); ta( <text:s text:c="5"/>); e( <text:s text:c="5"/>); te( <text:s text:c="5"/>); hi( <text:s text:c="5"/>); </text:p>
      <text:p text:style-name="P5">fu( <text:s text:c="5"/>); me( <text:s text:c="5"/>); wa( <text:s text:c="5"/>); tsu( <text:s text:c="5"/>); ho( <text:s text:c="5"/>); ta( <text:s text:c="5"/>); ni( <text:s text:c="5"/>); </text:p>
      <text:p text:style-name="P5">so( <text:s text:c="5"/>); o( <text:s text:c="5"/>); ho( <text:s text:c="5"/>); ro( <text:s text:c="5"/>); ra( <text:s text:c="5"/>); he( <text:s text:c="5"/>); fu( <text:s text:c="5"/>); </text:p>
      <text:p text:style-name="P5">e( <text:s text:c="5"/>); sa( <text:s text:c="5"/>); nu( <text:s text:c="5"/>); hi( <text:s text:c="5"/>); sa( <text:s text:c="5"/>); hi( <text:s text:c="5"/>); ya( <text:s text:c="5"/>); </text:p>
      <text:p text:style-name="P5">shi( <text:s text:c="5"/>); hi( <text:s text:c="5"/>); me( <text:s text:c="5"/>); ki( <text:s text:c="5"/>); nu( <text:s text:c="5"/>); ya( <text:s text:c="5"/>); shi( <text:s text:c="5"/>); </text:p>
      <text:p text:style-name="P5">sa( <text:s text:c="5"/>); o( <text:s text:c="5"/>); ho( <text:s text:c="5"/>); shi( <text:s text:c="5"/>); me( <text:s text:c="5"/>); shi( <text:s text:c="5"/>); n( <text:s text:c="5"/>); </text:p>
      <text:p text:style-name="P5">me( <text:s text:c="5"/>); hi( <text:s text:c="5"/>); ki( <text:s text:c="5"/>); ki( <text:s text:c="5"/>); me( <text:s text:c="5"/>); </text:p>
      <text:h text:style-name="P2" text:outline-level="1"><text:soft-page-break/>カタカナ</text:h>
      <text:p text:style-name="P8">o( <text:s text:c="5"/>); sa( <text:s text:c="5"/>); chi( <text:s text:c="5"/>); ka( <text:s text:c="5"/>); yo( <text:s text:c="5"/>); to( <text:s text:c="5"/>); a( <text:s text:c="5"/>); </text:p>
      <text:p text:style-name="P8">e( <text:s text:c="5"/>); mo( <text:s text:c="5"/>); yo( <text:s text:c="5"/>); ta( <text:s text:c="5"/>); hi( <text:s text:c="5"/>); fu( <text:s text:c="5"/>); ro( <text:s text:c="5"/>); </text:p>
      <text:p text:style-name="P8">ki( <text:s text:c="5"/>); wo( <text:s text:c="5"/>); yu( <text:s text:c="5"/>); chi( <text:s text:c="5"/>); yo( <text:s text:c="5"/>); ka( <text:s text:c="5"/>); ma( <text:s text:c="5"/>); </text:p>
      <text:p text:style-name="P8">ke( <text:s text:c="5"/>); yu( <text:s text:c="5"/>); no( <text:s text:c="5"/>); ra( <text:s text:c="5"/>); ki( <text:s text:c="5"/>); na( <text:s text:c="5"/>); n( <text:s text:c="5"/>); </text:p>
      <text:p text:style-name="P8">u( <text:s text:c="5"/>); ki( <text:s text:c="5"/>); re( <text:s text:c="5"/>); ku( <text:s text:c="5"/>); te( <text:s text:c="5"/>); ne( <text:s text:c="5"/>); chi( <text:s text:c="5"/>); </text:p>
      <text:p text:style-name="P8">re( <text:s text:c="5"/>); ri( <text:s text:c="5"/>); he( <text:s text:c="5"/>); mu( <text:s text:c="5"/>); mi( <text:s text:c="5"/>); tsu( <text:s text:c="5"/>); a( <text:s text:c="5"/>); </text:p>
      <text:p text:style-name="P8">te( <text:s text:c="5"/>); yu( <text:s text:c="5"/>); su( <text:s text:c="5"/>); e( <text:s text:c="5"/>); mo( <text:s text:c="5"/>); hi( <text:s text:c="5"/>); nu( <text:s text:c="5"/>); </text:p>
      <text:p text:style-name="P8">chi( <text:s text:c="5"/>); o( <text:s text:c="5"/>); ri( <text:s text:c="5"/>); te( <text:s text:c="5"/>); ho( <text:s text:c="5"/>); te( <text:s text:c="5"/>); e( <text:s text:c="5"/>); </text:p>
      <text:p text:style-name="P8">ko( <text:s text:c="5"/>); wo( <text:s text:c="5"/>); ra( <text:s text:c="5"/>); ta( <text:s text:c="5"/>); chi( <text:s text:c="5"/>); ra( <text:s text:c="5"/>); ya( <text:s text:c="5"/>); </text:p>
      <text:p text:style-name="P8">ho( <text:s text:c="5"/>); a( <text:s text:c="5"/>); ka( <text:s text:c="5"/>); yu( <text:s text:c="5"/>); no( <text:s text:c="5"/>); u( <text:s text:c="5"/>); ke( <text:s text:c="5"/>); </text:p>
      <text:p text:style-name="P8">su( <text:s text:c="5"/>); re( <text:s text:c="5"/>); me( <text:s text:c="5"/>); ko( <text:s text:c="5"/>); wa( <text:s text:c="5"/>); n( <text:s text:c="5"/>); nu( <text:s text:c="5"/>); </text:p>
      <text:p text:style-name="P8">hi( <text:s text:c="5"/>); to( <text:s text:c="5"/>); chi( <text:s text:c="5"/>); tsu( <text:s text:c="5"/>); mo( <text:s text:c="5"/>); ku( <text:s text:c="5"/>); yu( <text:s text:c="5"/>); </text:p>
      <text:p text:style-name="P8">ho( <text:s text:c="5"/>); sa( <text:s text:c="5"/>); na( <text:s text:c="5"/>); no( <text:s text:c="5"/>); mi( <text:s text:c="5"/>); ru( <text:s text:c="5"/>); ha( <text:s text:c="5"/>); </text:p>
      <text:p text:style-name="P8">sa( <text:s text:c="5"/>); nu( <text:s text:c="5"/>); ho( <text:s text:c="5"/>); no( <text:s text:c="5"/>); tsu( <text:s text:c="5"/>); wo( <text:s text:c="5"/>); fu( <text:s text:c="5"/>); </text:p>
      <text:p text:style-name="P8">ro( <text:s text:c="5"/>); re( <text:s text:c="5"/>); me( <text:s text:c="5"/>); ku( <text:s text:c="5"/>); o( <text:s text:c="5"/>); ra( <text:s text:c="5"/>); i( <text:s text:c="5"/>); </text:p>
      <text:p text:style-name="P8">shi( <text:s text:c="5"/>); ri( <text:s text:c="5"/>); chi( <text:s text:c="5"/>); ke( <text:s text:c="5"/>); ki( <text:s text:c="5"/>); ta( <text:s text:c="5"/>); ha( <text:s text:c="5"/>); </text:p>
      <text:p text:style-name="P8">se( <text:s text:c="5"/>); mo( <text:s text:c="5"/>); ro( <text:s text:c="5"/>); me( <text:s text:c="5"/>); sa( <text:s text:c="5"/>); na( <text:s text:c="5"/>); shi( <text:s text:c="5"/>); </text:p>
      <text:p text:style-name="P8">ka( <text:s text:c="5"/>); ko( <text:s text:c="5"/>); fu( <text:s text:c="5"/>); yu( <text:s text:c="5"/>); ru( <text:s text:c="5"/>); ha( <text:s text:c="5"/>); me( <text:s text:c="5"/>); </text:p>
      <text:p text:style-name="P8">ni( <text:s text:c="5"/>); a( <text:s text:c="5"/>); me( <text:s text:c="5"/>); ke( <text:s text:c="5"/>); ri( <text:s text:c="5"/>); ta( <text:s text:c="5"/>); ri( <text:s text:c="5"/>); </text:p>
      <text:p text:style-name="P8">mu( <text:s text:c="5"/>); no( <text:s text:c="5"/>); wa( <text:s text:c="5"/>); ru( <text:s text:c="5"/>); tsu( <text:s text:c="5"/>); e( <text:s text:c="5"/>); nu( <text:s text:c="5"/>); </text:p>
      <text:p text:style-name="P8">ku( <text:s text:c="5"/>); ko( <text:s text:c="5"/>); ya( <text:s text:c="5"/>); he( <text:s text:c="5"/>); ra( <text:s text:c="5"/>); yo( <text:s text:c="5"/>); mi( <text:s text:c="5"/>); </text:p>
      <text:p text:style-name="P8">ki( <text:s text:c="5"/>); ru( <text:s text:c="5"/>); shi( <text:s text:c="5"/>); ni( <text:s text:c="5"/>); mo( <text:s text:c="5"/>); fu( <text:s text:c="5"/>); ke( <text:s text:c="5"/>); </text:p>
      <text:p text:style-name="P8">ri( <text:s text:c="5"/>); ya( <text:s text:c="5"/>); o( <text:s text:c="5"/>); me( <text:s text:c="5"/>); mu( <text:s text:c="5"/>); na( <text:s text:c="5"/>); yo( <text:s text:c="5"/>); </text:p>
      <text:p text:style-name="P8">ya( <text:s text:c="5"/>); su( <text:s text:c="5"/>); ri( <text:s text:c="5"/>); mo( <text:s text:c="5"/>); so( <text:s text:c="5"/>); ku( <text:s text:c="5"/>); n( <text:s text:c="5"/>); </text:p>
      <text:p text:style-name="P8">me( <text:s text:c="5"/>); mu( <text:s text:c="5"/>); se( <text:s text:c="5"/>); fu( <text:s text:c="5"/>); ni( <text:s text:c="5"/>); no( <text:s text:c="5"/>); to( <text:s text:c="5"/>); </text:p>
      <text:p text:style-name="P8">ke( <text:s text:c="5"/>); ha( <text:s text:c="5"/>); e( <text:s text:c="5"/>); ru( <text:s text:c="5"/>); e( <text:s text:c="5"/>); ho( <text:s text:c="5"/>); fu( <text:s text:c="5"/>); </text:p>
      <text:p text:style-name="P8">ne( <text:s text:c="5"/>); u( <text:s text:c="5"/>); re( <text:s text:c="5"/>); chi( <text:s text:c="5"/>); ho( <text:s text:c="5"/>); ki( <text:s text:c="5"/>); yo( <text:s text:c="5"/>); </text:p>
      <text:p text:style-name="P8">se( <text:s text:c="5"/>); ne( <text:s text:c="5"/>); mu( <text:s text:c="5"/>); so( <text:s text:c="5"/>); no( <text:s text:c="5"/>); he( <text:s text:c="5"/>); chi( <text:s text:c="5"/>); </text:p>
      <text:p text:style-name="P8">te( <text:s text:c="5"/>); he( <text:s text:c="5"/>); to( <text:s text:c="5"/>); mu( <text:s text:c="5"/>); ra( <text:s text:c="5"/>); n( <text:s text:c="5"/>); i( <text:s text:c="5"/>); </text:p>
      <text:p text:style-name="P8">he( <text:s text:c="5"/>); a( <text:s text:c="5"/>); n( <text:s text:c="5"/>); ru( <text:s text:c="5"/>); ha( <text:s text:c="5"/>); i( <text:s text:c="5"/>); ra( <text:s text:c="5"/>); </text:p>
      <text:p text:style-name="P8">chi( <text:s text:c="5"/>); ni( <text:s text:c="5"/>); ku( <text:s text:c="5"/>); te( <text:s text:c="5"/>); nu( <text:s text:c="5"/>); na( <text:s text:c="5"/>); shi( <text:s text:c="5"/>); </text:p>
      <text:p text:style-name="P8">ne( <text:s text:c="5"/>); sa( <text:s text:c="5"/>); a( <text:s text:c="5"/>); n( <text:s text:c="5"/>); ne( <text:s text:c="5"/>); hi( <text:s text:c="5"/>); nu( <text:s text:c="5"/>); </text:p>
      <text:p text:style-name="P8">su( <text:s text:c="5"/>); ne( <text:s text:c="5"/>); na( <text:s text:c="5"/>); a( <text:s text:c="5"/>); re( <text:s text:c="5"/>); hi( <text:s text:c="5"/>); mu( <text:s text:c="5"/>); </text:p>
      <text:p text:style-name="P8"><text:soft-page-break/>mo( <text:s text:c="5"/>); se( <text:s text:c="5"/>); ku( <text:s text:c="5"/>); yo( <text:s text:c="5"/>); ru( <text:s text:c="5"/>); ka( <text:s text:c="5"/>); i( <text:s text:c="5"/>); </text:p>
      <text:p text:style-name="P8">wo( <text:s text:c="5"/>); ri( <text:s text:c="5"/>); me( <text:s text:c="5"/>); u( <text:s text:c="5"/>); ma( <text:s text:c="5"/>); ha( <text:s text:c="5"/>); mi( <text:s text:c="5"/>); </text:p>
      <text:p text:style-name="P8">ni( <text:s text:c="5"/>); ku( <text:s text:c="5"/>); i( <text:s text:c="5"/>); ni( <text:s text:c="5"/>); to( <text:s text:c="5"/>); ri( <text:s text:c="5"/>); yo( <text:s text:c="5"/>); </text:p>
      <text:p text:style-name="P8">na( <text:s text:c="5"/>); ta( <text:s text:c="5"/>); yo( <text:s text:c="5"/>); mu( <text:s text:c="5"/>); me( <text:s text:c="5"/>); na( <text:s text:c="5"/>); shi( <text:s text:c="5"/>); </text:p>
      <text:p text:style-name="P8">te( <text:s text:c="5"/>); ka( <text:s text:c="5"/>); so( <text:s text:c="5"/>); e( <text:s text:c="5"/>); n( <text:s text:c="5"/>); sa( <text:s text:c="5"/>); ho( <text:s text:c="5"/>); </text:p>
      <text:p text:style-name="P8">mi( <text:s text:c="5"/>); shi( <text:s text:c="5"/>); fu( <text:s text:c="5"/>); he( <text:s text:c="5"/>); ko( <text:s text:c="5"/>); yu( <text:s text:c="5"/>); shi( <text:s text:c="5"/>); </text:p>
      <text:p text:style-name="P8">e( <text:s text:c="5"/>); mo( <text:s text:c="5"/>); e( <text:s text:c="5"/>); se( <text:s text:c="5"/>); u( <text:s text:c="5"/>); ki( <text:s text:c="5"/>); ke( <text:s text:c="5"/>); </text:p>
      <text:p text:style-name="P8">u( <text:s text:c="5"/>); to( <text:s text:c="5"/>); u( <text:s text:c="5"/>); re( <text:s text:c="5"/>); yo( <text:s text:c="5"/>); i( <text:s text:c="5"/>); ka( <text:s text:c="5"/>); </text:p>
      <text:p text:style-name="P8">ta( <text:s text:c="5"/>); to( <text:s text:c="5"/>); o( <text:s text:c="5"/>); ka( <text:s text:c="5"/>); mu( <text:s text:c="5"/>); ki( <text:s text:c="5"/>); mi( <text:s text:c="5"/>); </text:p>
      <text:p text:style-name="P8">te( <text:s text:c="5"/>); ya( <text:s text:c="5"/>); ne( <text:s text:c="5"/>); yu( <text:s text:c="5"/>); ku( <text:s text:c="5"/>); ko( <text:s text:c="5"/>); hi( <text:s text:c="5"/>); </text:p>
      <text:p text:style-name="P8">n( <text:s text:c="5"/>); ro( <text:s text:c="5"/>); re( <text:s text:c="5"/>); he( <text:s text:c="5"/>); na( <text:s text:c="5"/>); su( <text:s text:c="5"/>); ka( <text:s text:c="5"/>); </text:p>
      <text:p text:style-name="P8">ya( <text:s text:c="5"/>); ra( <text:s text:c="5"/>); ka( <text:s text:c="5"/>); ne( <text:s text:c="5"/>); i( <text:s text:c="5"/>); ko( <text:s text:c="5"/>); ho( <text:s text:c="5"/>); </text:p>
      <text:p text:style-name="P8">yu( <text:s text:c="5"/>); ya( <text:s text:c="5"/>); fu( <text:s text:c="5"/>); to( <text:s text:c="5"/>); mi( <text:s text:c="5"/>); ke( <text:s text:c="5"/>); te( <text:s text:c="5"/>); </text:p>
      <text:p text:style-name="P8">u( <text:s text:c="5"/>); ko( <text:s text:c="5"/>); so( <text:s text:c="5"/>); a( <text:s text:c="5"/>); mu( <text:s text:c="5"/>); shi( <text:s text:c="5"/>); yu( <text:s text:c="5"/>); </text:p>
      <text:p text:style-name="P8">ko( <text:s text:c="5"/>); hi( <text:s text:c="5"/>); ho( <text:s text:c="5"/>); o( <text:s text:c="5"/>); ni( <text:s text:c="5"/>); o( <text:s text:c="5"/>); ma( <text:s text:c="5"/>); </text:p>
      <text:p text:style-name="P8">so( <text:s text:c="5"/>); sa( <text:s text:c="5"/>); u( <text:s text:c="5"/>); ma( <text:s text:c="5"/>); so( <text:s text:c="5"/>); ne( <text:s text:c="5"/>); no( <text:s text:c="5"/>); </text:p>
      <text:p text:style-name="P8">ha( <text:s text:c="5"/>); ta( <text:s text:c="5"/>); tsu( <text:s text:c="5"/>); ro( <text:s text:c="5"/>); ha( <text:s text:c="5"/>); o( <text:s text:c="5"/>); ra( <text:s text:c="5"/>); </text:p>
      <text:p text:style-name="P8">te( <text:s text:c="5"/>); ke( <text:s text:c="5"/>); wo( <text:s text:c="5"/>); ta( <text:s text:c="5"/>); ro( <text:s text:c="5"/>); ru( <text:s text:c="5"/>); sa( <text:s text:c="5"/>); </text:p>
      <text:p text:style-name="P8">u( <text:s text:c="5"/>); no( <text:s text:c="5"/>); tsu( <text:s text:c="5"/>); ro( <text:s text:c="5"/>); se( <text:s text:c="5"/>); ki( <text:s text:c="5"/>); re( <text:s text:c="5"/>); </text:p>
      <text:p text:style-name="P8">wo( <text:s text:c="5"/>); so( <text:s text:c="5"/>); nu( <text:s text:c="5"/>); ma( <text:s text:c="5"/>); ta( <text:s text:c="5"/>); se( <text:s text:c="5"/>); mo( <text:s text:c="5"/>); </text:p>
      <text:p text:style-name="P8">ho( <text:s text:c="5"/>); na( <text:s text:c="5"/>); o( <text:s text:c="5"/>); ta( <text:s text:c="5"/>); nu( <text:s text:c="5"/>); o( <text:s text:c="5"/>); wo( <text:s text:c="5"/>); </text:p>
      <text:p text:style-name="P8">ra( <text:s text:c="5"/>); ne( <text:s text:c="5"/>); wa( <text:s text:c="5"/>); hi( <text:s text:c="5"/>); se( <text:s text:c="5"/>); tsu( <text:s text:c="5"/>); ki( <text:s text:c="5"/>); </text:p>
      <text:p text:style-name="P8">fu( <text:s text:c="5"/>); ya( <text:s text:c="5"/>); ma( <text:s text:c="5"/>); re( <text:s text:c="5"/>); a( <text:s text:c="5"/>); ho( <text:s text:c="5"/>); hi( <text:s text:c="5"/>); </text:p>
      <text:p text:style-name="P8">u( <text:s text:c="5"/>); a( <text:s text:c="5"/>); ru( <text:s text:c="5"/>); ke( <text:s text:c="5"/>); nu( <text:s text:c="5"/>); so( <text:s text:c="5"/>); wo( <text:s text:c="5"/>); </text:p>
      <text:p text:style-name="P8">n( <text:s text:c="5"/>); ya( <text:s text:c="5"/>); i( <text:s text:c="5"/>); ma( <text:s text:c="5"/>); no( <text:s text:c="5"/>); ya( <text:s text:c="5"/>); ru( <text:s text:c="5"/>); </text:p>
      <text:p text:style-name="P8">i( <text:s text:c="5"/>); ni( <text:s text:c="5"/>); ha( <text:s text:c="5"/>); hi( <text:s text:c="5"/>); so( <text:s text:c="5"/>); mi( <text:s text:c="5"/>); ha( <text:s text:c="5"/>); </text:p>
      <text:p text:style-name="P8">mi( <text:s text:c="5"/>); tsu( <text:s text:c="5"/>); shi( <text:s text:c="5"/>); mo( <text:s text:c="5"/>); ni( <text:s text:c="5"/>); tsu( <text:s text:c="5"/>); shi( <text:s text:c="5"/>); </text:p>
      <text:p text:style-name="P8">sa( <text:s text:c="5"/>); ro( <text:s text:c="5"/>); he( <text:s text:c="5"/>); mi( <text:s text:c="5"/>); se( <text:s text:c="5"/>); sa( <text:s text:c="5"/>); ro( <text:s text:c="5"/>); </text:p>
      <text:p text:style-name="P8">wa( <text:s text:c="5"/>); so( <text:s text:c="5"/>); he( <text:s text:c="5"/>); ya( <text:s text:c="5"/>); su( <text:s text:c="5"/>); i( <text:s text:c="5"/>); fu( <text:s text:c="5"/>); </text:p>
      <text:p text:style-name="P8">wo( <text:s text:c="5"/>); tsu( <text:s text:c="5"/>); ma( <text:s text:c="5"/>); o( <text:s text:c="5"/>); ya( <text:s text:c="5"/>); shi( <text:s text:c="5"/>); su( <text:s text:c="5"/>); </text:p>
      <text:p text:style-name="P8">me( <text:s text:c="5"/>); wa( <text:s text:c="5"/>); se( <text:s text:c="5"/>); ma( <text:s text:c="5"/>); wo( <text:s text:c="5"/>); ya( <text:s text:c="5"/>); wa( <text:s text:c="5"/>); </text:p>
      <text:p text:style-name="P8">ma( <text:s text:c="5"/>); ni( <text:s text:c="5"/>); su( <text:s text:c="5"/>); se( <text:s text:c="5"/>); wa( <text:s text:c="5"/>); su( <text:s text:c="5"/>); wa( <text:s text:c="5"/>); </text:p>
      <text:p text:style-name="P8">su( <text:s text:c="5"/>); wa( <text:s text:c="5"/>); su( <text:s text:c="5"/>); wa( <text:s text:c="5"/>); wa( <text:s text:c="5"/>);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05:10:33.697000000</meta:creation-date>
    <dc:date>2022-01-31T05:23:41.780000000</dc:date>
    <meta:editing-duration>PT2M54S</meta:editing-duration>
    <meta:editing-cycles>1</meta:editing-cycles>
    <meta:document-statistic meta:table-count="0" meta:image-count="0" meta:object-count="0" meta:page-count="6" meta:paragraph-count="190" meta:word-count="2968" meta:character-count="15053" meta:non-whitespace-character-count="6037"/>
    <meta:generator>LibreOffice/7.2.2.2$Windows_X86_64 LibreOffice_project/02b2acce88a210515b4a5bb2e46cbfb63fe97d56</meta:generator>
  </office:meta>
</office:document-meta>
</file>